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end" style:justify-single-word="false" style:snap-to-layout-grid="false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text-properties style:font-name="Times New Roman" fo:font-weight="normal" style:font-weight-asian="normal" style:font-weight-complex="normal"/>
    </style:style>
    <style:style style:name="P11" style:family="paragraph" style:parent-style-name="Text_20_body">
      <style:text-properties fo:font-size="12pt" style:font-size-asian="12pt" style:font-size-complex="12pt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3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4" style:family="paragraph" style:parent-style-name="Standard">
      <style:text-properties fo:font-size="12pt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/>
    </style:style>
    <style:style style:name="P16" style:family="paragraph" style:parent-style-name="Standard" style:list-style-name="L2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7" style:family="paragraph" style:parent-style-name="Standard" style:list-style-name="L3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0" style:family="paragraph" style:parent-style-name="Heading_20_2">
      <style:paragraph-properties fo:margin-left="0cm" fo:margin-right="0cm" fo:text-indent="0cm" style:auto-text-indent="false"/>
    </style:style>
    <style:style style:name="P21" style:family="paragraph" style:parent-style-name="Heading_20_2" style:list-style-name="L1">
      <style:paragraph-properties fo:margin-left="0cm" fo:margin-right="0cm" fo:text-indent="0cm" style:auto-text-indent="false"/>
    </style:style>
    <style:style style:name="P22" style:family="paragraph" style:parent-style-name="Heading_20_2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23" style:family="paragraph" style:parent-style-name="Heading_20_2">
      <style:paragraph-properties fo:margin-left="0cm" fo:margin-right="0cm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Text_20_body" style:list-style-name="WW8Num7">
      <style:text-properties fo:font-size="12pt" style:font-size-asian="12pt" style:font-size-complex="12pt"/>
    </style:style>
    <style:style style:name="P25" style:family="paragraph" style:parent-style-name="Text_20_body" style:list-style-name="L1">
      <style:text-properties fo:font-size="12pt" style:font-size-asian="12pt" style:font-size-complex="12pt"/>
    </style:style>
    <style:style style:name="P26" style:family="paragraph" style:parent-style-name="Text_20_body" style:list-style-name="L1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T4" style:family="text">
      <style:text-properties style:font-name="Times New Roman" fo:font-weight="bold" style:font-weight-asian="bold" style:font-weight-complex="bold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Memória Virtual<text:line-break/>Caso de uso: GerenciarInstituição</text:p>
      <text:p text:style-name="P12"/>
      <text:h text:style-name="Heading_20_1" text:outline-level="1">Breve Descrição</text:h>
      <text:p text:style-name="Text_20_body"><text:s text:c="4"/><text:span text:style-name="T8">O caso de uso GerenciarInstituição permite que o usuário (Administrador) cadastre e exclua o cadastro de uma instituição, e permite ao usuário (Administrador ou Gerente) alterar os dados da instituição.</text:span></text:p>
      <text:h text:style-name="Heading_20_1" text:outline-level="1">Breve Descrição dos Atores</text:h>
      <text:p text:style-name="Standard"><text:span text:style-name="T3"><text:tab/></text:span><text:span text:style-name="T4">Administrador: </text:span><text:span text:style-name="T5">O Administrador cadastra, exclui e altera os dados de uma instituição.</text:span></text:p>
      <text:p text:style-name="P10"><text:tab/><text:span text:style-name="T9">Gerente: </text:span>O Gerente da instituição apenas altera os dados de sua própria instituição.</text:p>
      <text:h text:style-name="Heading_20_1" text:outline-level="1">Pré-condições</text:h>
      <text:p text:style-name="P11">O usuário está logado no sistema.</text:p>
      <text:h text:style-name="Heading_20_1" text:outline-level="1">Fluxo Básico de Eventos</text:h>
      <text:list xml:id="list38249541" text:style-name="WW8Num7">
        <text:list-header>
          <text:p text:style-name="P24">1. O Administrador seleciona a opção “Cadastrar Instituição” ou “Excluir Instituição” ou “Editar Instituição” e o Gerente seleciona a opção “Editar Instituição”;</text:p>
          <text:p text:style-name="P24">2. O usuário realiza suas operações referentes a opção escolhida acima;</text:p>
          <text:p text:style-name="P24">3. O usuário confirma a operação;</text:p>
          <text:p text:style-name="P24">4. O sistema valida a operação e exibe a mensagem “Operação realizada com sucesso”;</text:p>
          <text:p text:style-name="P24">5. O caso de uso é encerrado.</text:p>
        </text:list-header>
      </text:list>
      <text:h text:style-name="Heading_20_1" text:outline-level="1">Fluxos Alternativos</text:h>
      <text:h text:style-name="P20" text:outline-level="2" text:is-list-header="true">Fluxo Alternativo 1</text:h>
      <text:p text:style-name="P11">Se no passo <text:s/>1 do Fluxo Básico o Administrador seleciona a opção “Cadastrar Instituição”, então</text:p>
      <text:p text:style-name="P11"><text:tab/>1. <text:s text:c="2"/>O sistema apresenta a tela de cadastramento de instituição;</text:p>
      <text:list xml:id="list38250663" text:style-name="L1">
        <text:list-item>
          <text:list>
            <text:list-item>
              <text:list>
                <text:list-item>
                  <text:p text:style-name="P25">O usuário preenche os campos de cadastramento;</text:p>
                </text:list-item>
                <text:list-item>
                  <text:p text:style-name="P25">O sistema valida os dados inseridos;</text:p>
                </text:list-item>
                <text:list-item>
                  <text:p text:style-name="P25">O caso de uso retorna ao passo 3.</text:p>
                </text:list-item>
              </text:list>
              <text:h text:style-name="P21" text:outline-level="2">Fluxo Alternativo 2</text:h>
            </text:list-item>
          </text:list>
          <text:p text:style-name="P25"><text:soft-page-break/>Se no passo <text:s/>1 do Fluxo Básico <text:s/>o Administrador seleciona a opção “Editar Instituição”, então</text:p>
          <text:p text:style-name="P25">1. O sistema disponibiliza um <text:s/>ícone <text:s/>de “Buscar Instituição”, o usuário pesquisa pela instituição desejada;</text:p>
          <text:list text:continue-numbering="true">
            <text:list-item>
              <text:p text:style-name="P25">O sistema imprime os resultados da busca e o usuário seleciona a instituição a ser alterada;</text:p>
            </text:list-item>
          </text:list>
          <text:p text:style-name="P25">3. <text:s text:c="2"/>O sistema apresenta os dados da instituição que podem ser alterados pelo Administrador;</text:p>
          <text:list>
            <text:list-item>
              <text:list>
                <text:list-header>
                  <text:p text:style-name="P26"><text:s text:c="19"/>4. <text:s text:c="3"/>O usuário altera os dados;</text:p>
                  <text:p text:style-name="P26"><text:s text:c="19"/>5. <text:s text:c="3"/>O caso de uso retorna ao passo 3.</text:p>
                </text:list-header>
              </text:list>
              <text:h text:style-name="P21" text:outline-level="2">Fluxo Alternativo 3</text:h>
            </text:list-item>
          </text:list>
          <text:p text:style-name="P25">Se no passo <text:s/>1 do Fluxo Básico <text:s/>o Gerente seleciona a opção “Editar Instituição”, então</text:p>
          <text:p text:style-name="P25">1. <text:s text:c="2"/>O sistema apresenta os dados da instituição do Gerente que podem ser alterados;</text:p>
          <text:list>
            <text:list-item>
              <text:list>
                <text:list-header>
                  <text:p text:style-name="P26"><text:s text:c="19"/>2. <text:s text:c="3"/>O usuário altera os dados;</text:p>
                  <text:p text:style-name="P26"><text:s text:c="19"/>3. <text:s text:c="3"/>O caso de uso retorna ao passo 3.</text:p>
                </text:list-header>
              </text:list>
              <text:h text:style-name="P21" text:outline-level="2"/>
              <text:h text:style-name="P21" text:outline-level="2">Fluxo Alternativo 4</text:h>
            </text:list-item>
          </text:list>
          <text:p text:style-name="P25">Se no passo <text:s/>1 do Fluxo Básico <text:s/>o Administrador seleciona a opção “Excluir Instituição”, então</text:p>
          <text:p text:style-name="P25">1. O sistema disponibiliza um <text:s/>ícone <text:s/>de “Buscar Instituição”, o usuário pesquisa pela instituição desejada;</text:p>
        </text:list-item>
      </text:list>
      <text:p text:style-name="P11"><text:s text:c="6"/>2. <text:s text:c="2"/>O sistema imprime os resultados da busca e o usuário seleciona a instituição a ser excluida;</text:p>
      <text:list xml:id="list38513390" text:continue-numbering="true" text:style-name="L1">
        <text:list-header>
          <text:p text:style-name="P25">3. <text:s text:c="2"/>O usuário seleciona outro Administrador para confirmar a operação;</text:p>
          <text:p text:style-name="P25">4. <text:s text:c="2"/>O caso de uso retorna ao passo 3.</text:p>
          <text:p text:style-name="P26"/>
        </text:list-header>
      </text:list>
      <text:h text:style-name="P22" text:outline-level="2" text:is-list-header="true">Fluxo Alternativo 5</text:h>
      <text:p text:style-name="P6"><text:span text:style-name="T2"><text:s text:c="16"/></text:span>Se no passo 3 do Fluxo Alternativo 1 o Administrador não preenche todos os campos obrigatórios para o cadastramento, então</text:p>
      <text:list xml:id="list38229840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6"><text:s text:c="32"/>1. O sistema não habilita a opção de confirmar cadastramento;</text:p>
                          <text:list>
                            <text:list-item>
                              <text:list>
                                <text:list-header>
                                  <text:p text:style-name="P16"><text:s text:c="32"/>2. O sistema exibe a mensagem “Preencha os campos obrigatórios”;</text:p>
                                </text:list-header>
                              </text:list>
                            </text:list-item>
                          </text:list>
                          <text:p text:style-name="P16"><text:s text:c="32"/>3. O caso de uso retorna ao passo 2 do Fluxo Alternativo 1.</text:p>
                          <text:p text:style-name="P16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22" text:outline-level="2" text:is-list-header="true">Fluxo Alternativo 6</text:h>
      <text:p text:style-name="P5"><text:soft-page-break/><text:span text:style-name="T2"><text:s text:c="15"/></text:span><text:span text:style-name="T8"><text:s/>Se no passo 2 do Fluxo Alternativo 2 e 4 o sistema não encontra nenhuma instituição, entao</text:span></text:p>
      <text:list xml:id="list38256293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7"><text:s/><text:tab/> <text:s text:c="12"/>1. O sistema retorna a mensagem “Nenhuma Instituição encontrada”;</text:p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7"><text:s text:c="25"/>2. O caso de uso é encerrado.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/>
      <text:h text:style-name="P22" text:outline-level="2" text:is-list-header="true">Fluxo Alternativo 7</text:h>
      <text:p text:style-name="P5"><text:span text:style-name="T2"><text:tab/></text:span><text:span text:style-name="T8">Se no passo 3 do Fluxo Alternativo 4 o Administrador não seleciona outro Administrador para confimar a operação, entao</text:span></text:p>
      <text:list xml:id="list38239094" text:style-name="L4">
        <text:list-item>
          <text:list>
            <text:list-item>
              <text:list>
                <text:list-header>
                  <text:p text:style-name="P19"><text:s text:c="18"/>1. O sistema exibe a mensagem “É necessário selecionar outro Administrador para confirmar a operação”;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9"><text:s text:c="18"/>2. O caso de uso retorna ao passo 3 do Fluxo Alternativo 4.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18"/>
      <text:h text:style-name="P23" text:outline-level="2" text:is-list-header="true">Fluxo Alternativo 8</text:h>
      <text:p text:style-name="P5"><text:span text:style-name="T7"><text:s text:c="15"/></text:span><text:span text:style-name="T5">Se no passo 3 do Fluxo Básico o usuário não confimar a operação, entao</text:span></text:p>
      <text:p text:style-name="P5"><text:span text:style-name="T5"><text:s text:c="17"/>1. O sistema exibe a mensagem “Operação não realizada”;</text:span></text:p>
      <text:p text:style-name="P5"><text:span text:style-name="T5"><text:s text:c="17"/>2. O caso de uso termina.</text:span></text:p>
      <text:h text:style-name="Heading_20_1" text:outline-level="1">Pós-Condições</text:h>
      <text:p text:style-name="Standard"><text:tab/><text:span text:style-name="T8">Fluxo Básico: A base de dados do sistema referente as Instituições sofre alterações.</text:span></text:p>
      <text:p text:style-name="P9"><text:tab/>Fluxo Alternativo 1: Uma nova Instituição está cadastrada no sistema.</text:p>
      <text:p text:style-name="P9"><text:tab/>Fluxo Alternativo 2: Os dados da Instituição foram alterados.</text:p>
      <text:p text:style-name="P9"><text:tab/>Fluxo Alternativo 3: Os dados da Instituição foram alterados.</text:p>
      <text:p text:style-name="P9"><text:tab/>Fluxo Alternativo 4: A Instituição é excluida da base de dados.</text:p>
      <text:p text:style-name="P9"><text:tab/>Fluxo Alternativo 5: O cadastramento da instituição está pendente.</text:p>
      <text:p text:style-name="P9"><text:tab/>Fluxo Alternativo 6: A base de dados do sistema não foi modificada.</text:p>
      <text:p text:style-name="P9"><text:tab/>Fluxo Alternativo 7: A exclusão da Instituição está pendente.</text:p>
      <text:p text:style-name="P9"><text:s text:c="12"/>Fluxo Alternativo 8: A base de dados do sistema não foi modificada.</text:p>
      <text:h text:style-name="Heading_20_1" text:outline-level="1">Requisitos Especiais</text:h>
      <text:p text:style-name="P8"><text:s text:c="11"/><text:span text:style-name="T8"><text:s text:c="2"/>Performance: A resposta do sistema para a busca da instituição deve ser realizada em até 1 segundo.</text:span></text:p>
      <text:p text:style-name="P9"><text:s text:c="11"/>Requisito de Auditoria: o sistema salva no banco de dados o usuário que cadastrou/editou/excluiu a instituição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17cm" style:rel-column-width="7705*"/>
    </style:style>
    <style:style style:name="Tabela2.B" style:family="table-column">
      <style:table-column-properties style:column-width="9.86cm" style:rel-column-width="41819*"/>
    </style:style>
    <style:style style:name="Tabela2.C" style:family="table-column">
      <style:table-column-properties style:column-width="3.775cm" style:rel-column-width="16011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377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2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9</text:p>
            </table:table-cell>
            <table:table-cell table:style-name="Tabela2.C1" office:value-type="string">
              <text:p text:style-name="MP1">Versão do Documento: 1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22/06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06" text:date-value="2011-01-17T18:37:41.65">2011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27</meta:editing-cycles>
    <meta:editing-duration>PT05H05M21S</meta:editing-duration>
    <meta:generator>BrOffice.org/3.2$Win32 OpenOffice.org_project/320m12$Build-9483</meta:generator>
    <dc:date>2011-01-17T18:37:41.57</dc:date>
    <meta:document-statistic meta:table-count="2" meta:image-count="1" meta:object-count="0" meta:page-count="3" meta:paragraph-count="76" meta:word-count="735" meta:character-count="4746"/>
  </office:meta>
</office:document-meta>
</file>